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text-properties officeooo:rsid="0014c799" officeooo:paragraph-rsid="0014c799"/>
    </style:style>
    <style:style style:name="P15" style:family="paragraph" style:parent-style-name="Text_20_body">
      <style:text-properties officeooo:rsid="0018f8e1" officeooo:paragraph-rsid="0018f8e1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17" style:family="paragraph" style:parent-style-name="Text_20_body">
      <style:text-properties officeooo:rsid="0016d1a9" officeooo:paragraph-rsid="0016d1a9"/>
    </style:style>
    <style:style style:name="P18" style:family="paragraph" style:parent-style-name="Text_20_body">
      <style:text-properties officeooo:rsid="001fca4f" officeooo:paragraph-rsid="001fca4f"/>
    </style:style>
    <style:style style:name="P19" style:family="paragraph" style:parent-style-name="Text_20_body">
      <style:text-properties officeooo:rsid="0018ab54" officeooo:paragraph-rsid="001fca4f"/>
    </style:style>
    <style:style style:name="P20" style:family="paragraph" style:parent-style-name="Text_20_body">
      <style:text-properties officeooo:rsid="0018ab54" officeooo:paragraph-rsid="0018ab54"/>
    </style:style>
    <style:style style:name="P21" style:family="paragraph" style:parent-style-name="Text_20_body">
      <style:text-properties officeooo:rsid="00195698" officeooo:paragraph-rsid="00195698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207047"/>
    </style:style>
    <style:style style:name="T6" style:family="text">
      <style:text-properties officeooo:rsid="0015744a"/>
    </style:style>
    <style:style style:name="T7" style:family="text">
      <style:text-properties officeooo:rsid="001cb740"/>
    </style:style>
    <style:style style:name="T8" style:family="text">
      <style:text-properties officeooo:rsid="00213fea"/>
    </style:style>
    <style:style style:name="T9" style:family="text">
      <style:text-properties officeooo:rsid="002307ae"/>
    </style:style>
    <style:style style:name="T10" style:family="text">
      <style:text-properties officeooo:rsid="001fca4f"/>
    </style:style>
    <style:style style:name="T11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P14">1 in 4 chance to add Foil, Holographic <text:span text:style-name="T5">or Polychrome</text:span> to <text:span text:style-name="T6">played cards</text:span></text:p>
      <text:h text:style-name="P2" text:outline-level="2">Nnoygon</text:h>
      <text:p text:style-name="P14">Rare</text:p>
      <text:p text:style-name="P14">This Joker gains X0.5 Mult when cards with Diamond suit are scored. <text:span text:style-name="T7">Resets when Boss Blind is defeated</text:span></text:p>
      <text:p text:style-name="P14">(Currently X1 Mult)</text:p>
      <text:h text:style-name="P2" text:outline-level="2">Organe</text:h>
      <text:p text:style-name="P14">Rare</text:p>
      <text:p text:style-name="P14">Retrigger all played Club cards</text:p>
      <text:h text:style-name="P2" text:outline-level="2"><text:soft-page-break/>Robby</text:h>
      <text:p text:style-name="P15"/>
      <text:h text:style-name="P2" text:outline-level="2">Vack</text:h>
      <text:p text:style-name="P16">Rare</text:p>
      <text:p text:style-name="P1">Gains <text:span text:style-name="T6">+1</text:span><text:span text:style-name="T8">5</text:span><text:span text:style-name="T6"> Chips</text:span> for each card triggered. Resets when Boss Blind is defeated.</text:p>
      <text:p text:style-name="Text_20_body"/>
      <text:p text:style-name="P1">(Currently <text:span text:style-name="T6">+0 chips</text:span>)</text:p>
      <text:p text:style-name="P1">(Reset is notified as Clean)</text:p>
      <text:h text:style-name="P2" text:outline-level="2">Rallentando</text:h>
      <text:p text:style-name="P15">Rare</text:p>
      <text:p text:style-name="P15">Gains +5 Mult for each <text:span text:style-name="T9">C</text:span>ard, Joker <text:span text:style-name="T9">and Consumable</text:span> triggered. Resets afterwards when triggered</text:p>
      <text:p text:style-name="P15">(Currently 0 Mult)</text:p>
      <text:p text:style-name="P15"/>
      <text:p text:style-name="P15">(Rallentando’s mult gain references his mastery of receiving signals while the mult resetting after obtaining them references his inability to send signals.)</text:p>
      <text:h text:style-name="P2" text:outline-level="2">Sem Oh Seaga</text:h>
      <text:p text:style-name="P17">Rare</text:p>
      <text:p text:style-name="P17"/>
      <text:p text:style-name="P18">Grants $8 at end of round</text:p>
      <text:p text:style-name="P19"><text:span text:style-name="T10">If</text:span> <text:span text:style-name="T10">played hand</text:span> reach<text:span text:style-name="T10">es</text:span> target score, <text:span text:style-name="T10">self destructs and grants $16</text:span></text:p>
      <text:p text:style-name="P20">(<text:span text:style-name="T5">Self destruction is notified as “Fled”</text:span>)</text:p>
      <text:h text:style-name="P2" text:outline-level="2">Athenerd</text:h>
      <text:p text:style-name="P20">Rare</text:p>
      <text:p text:style-name="P21">X<text:span text:style-name="T5">5</text:span> Mult if hand contains a Flush and a Full House</text:p>
      <text:h text:style-name="P2" text:outline-level="2">Kass Bick</text:h>
      <text:p text:style-name="P20">Rare</text:p>
      <text:p text:style-name="P20"/>
      <text:h text:style-name="P2" text:outline-level="2"><text:soft-page-break/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11">1</text:span> Mult from each Joker <text:span text:style-name="T11">destroyed</text:span>.</text:p>
      <text:p text:style-name="P22">(Currently X1 Mult)</text:p>
      <text:p text:style-name="Text_20_body"><text:line-break/><text:span text:style-name="T11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7T09:12:57.647803100</dc:date>
    <meta:editing-duration>PT2H42M8S</meta:editing-duration>
    <meta:editing-cycles>13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9" meta:word-count="478" meta:character-count="2773" meta:non-whitespace-character-count="2403"/>
  </office:meta>
</office:document-meta>
</file>